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font-size="8pt" style:font-size-asian="8pt" style:font-size-complex="8pt"/>
    </style:style>
    <style:style style:name="P2" style:family="paragraph" style:parent-style-name="Standard">
      <style:paragraph-properties fo:margin-top="0cm" fo:margin-bottom="0cm" loext:contextual-spacing="false" fo:line-height="115%" fo:orphans="0" fo:widows="0"/>
      <style:text-properties style:font-name="Liberation Mono" fo:font-size="10pt" officeooo:rsid="0012859e" officeooo:paragraph-rsid="001857e6" style:font-size-asian="10pt" style:font-size-complex="10pt"/>
    </style:style>
    <style:style style:name="P3" style:family="paragraph" style:parent-style-name="Standard">
      <style:paragraph-properties fo:margin-top="0cm" fo:margin-bottom="0cm" loext:contextual-spacing="false" fo:line-height="150%" fo:orphans="0" fo:widows="0"/>
      <style:text-properties style:font-name="Liberation Mono" fo:font-size="10pt" officeooo:rsid="000fc47b" officeooo:paragraph-rsid="0012345f" style:font-size-asian="10pt" style:font-size-complex="10pt"/>
    </style:style>
    <style:style style:name="P4" style:family="paragraph" style:parent-style-name="Standard">
      <style:paragraph-properties fo:margin-top="0cm" fo:margin-bottom="0cm" loext:contextual-spacing="false" fo:line-height="150%" fo:orphans="0" fo:widows="0"/>
      <style:text-properties style:font-name="Liberation Mono" fo:font-size="10pt" officeooo:rsid="0010d2e1" officeooo:paragraph-rsid="0012345f" style:font-size-asian="10pt" style:font-size-complex="10pt"/>
    </style:style>
    <style:style style:name="P5" style:family="paragraph" style:parent-style-name="Standard">
      <style:paragraph-properties fo:margin-top="0cm" fo:margin-bottom="0cm" loext:contextual-spacing="false" fo:line-height="150%" fo:orphans="0" fo:widows="0"/>
      <style:text-properties style:font-name="Liberation Mono" fo:font-size="10pt" officeooo:rsid="00125cde" officeooo:paragraph-rsid="0012345f" style:font-size-asian="10pt" style:font-size-complex="10pt"/>
    </style:style>
    <style:style style:name="P6" style:family="paragraph" style:parent-style-name="Standard">
      <style:paragraph-properties fo:margin-top="0cm" fo:margin-bottom="0cm" loext:contextual-spacing="false" fo:line-height="115%" fo:text-align="center" style:justify-single-word="false" fo:orphans="0" fo:widows="0"/>
      <style:text-properties style:font-name="Liberation Mono" fo:font-size="10pt" officeooo:rsid="00125cde" officeooo:paragraph-rsid="001857e6" style:font-size-asian="10pt" style:font-size-complex="10pt"/>
    </style:style>
    <style:style style:name="P7" style:family="paragraph" style:parent-style-name="Standard">
      <style:paragraph-properties fo:margin-top="0cm" fo:margin-bottom="0cm" loext:contextual-spacing="false" fo:line-height="115%" fo:orphans="0" fo:widows="0"/>
      <style:text-properties style:font-name="Liberation Mono" fo:font-size="10pt" officeooo:rsid="001a35bb" officeooo:paragraph-rsid="001a35bb" style:font-size-asian="10pt" style:font-size-complex="10pt"/>
    </style:style>
    <style:style style:name="P8" style:family="paragraph" style:parent-style-name="Standard">
      <style:paragraph-properties fo:margin-top="0cm" fo:margin-bottom="0cm" loext:contextual-spacing="false" fo:line-height="115%" fo:orphans="0" fo:widows="0"/>
      <style:text-properties style:font-name="Liberation Serif" fo:font-size="9pt" officeooo:rsid="001ded22" officeooo:paragraph-rsid="001ded22" style:font-size-asian="9pt" style:font-size-complex="9pt"/>
    </style:style>
    <style:style style:name="P9" style:family="paragraph" style:parent-style-name="Standard">
      <style:paragraph-properties fo:margin-top="0cm" fo:margin-bottom="0cm" loext:contextual-spacing="false" fo:line-height="115%" fo:text-align="start" style:justify-single-word="false" fo:orphans="0" fo:widows="0"/>
      <style:text-properties style:font-name="Liberation Serif" fo:font-size="9pt" officeooo:rsid="00223511" officeooo:paragraph-rsid="00223511" style:font-size-asian="9pt" style:font-size-complex="9pt"/>
    </style:style>
    <style:style style:name="P10" style:family="paragraph" style:parent-style-name="Standard">
      <style:paragraph-properties fo:margin-top="0cm" fo:margin-bottom="0cm" loext:contextual-spacing="false" fo:line-height="115%" fo:text-align="start" style:justify-single-word="false" fo:orphans="0" fo:widows="0"/>
      <style:text-properties style:font-name="Liberation Serif" fo:font-size="9pt" officeooo:rsid="00223511" officeooo:paragraph-rsid="00232ea5" style:font-size-asian="9pt" style:font-size-complex="9pt"/>
    </style:style>
    <style:style style:name="P11" style:family="paragraph" style:parent-style-name="Standard">
      <style:paragraph-properties fo:margin-top="0cm" fo:margin-bottom="0cm" loext:contextual-spacing="false" fo:line-height="115%" fo:orphans="0" fo:widows="0"/>
      <style:text-properties style:font-name="Liberation Serif" fo:font-size="9pt" officeooo:rsid="00223511" officeooo:paragraph-rsid="00223511" style:font-size-asian="9pt" style:font-size-complex="9pt"/>
    </style:style>
    <style:style style:name="P12" style:family="paragraph" style:parent-style-name="Standard">
      <style:paragraph-properties fo:margin-top="0cm" fo:margin-bottom="1cm" loext:contextual-spacing="false" fo:orphans="0" fo:widows="0" fo:break-before="page"/>
      <style:text-properties style:font-name="Liberation Mono" fo:font-size="10pt" style:font-size-asian="10pt" style:font-size-complex="10pt"/>
    </style:style>
    <style:style style:name="P13" style:family="paragraph" style:parent-style-name="Standard">
      <style:paragraph-properties fo:margin-top="0cm" fo:margin-bottom="1cm" loext:contextual-spacing="false" fo:keep-together="always" fo:orphans="0" fo:widows="0"/>
      <style:text-properties style:font-name="Liberation Mono" fo:font-size="10pt" style:font-size-asian="10pt" style:font-size-complex="10pt"/>
    </style:style>
    <style:style style:name="P14" style:family="paragraph" style:parent-style-name="Standard" style:master-page-name="First_20_Page">
      <style:paragraph-properties fo:margin-top="0cm" fo:margin-bottom="0cm" loext:contextual-spacing="false" fo:line-height="150%" fo:keep-together="always" fo:orphans="0" fo:widows="0" style:page-number="auto"/>
      <style:text-properties style:font-name="Liberation Mono" fo:font-size="10pt" officeooo:rsid="000fc47b" officeooo:paragraph-rsid="0012345f" style:font-size-asian="10pt" style:font-size-complex="10pt"/>
    </style:style>
    <style:style style:name="P15" style:family="paragraph" style:parent-style-name="Standard" style:master-page-name="Simple">
      <style:paragraph-properties fo:margin-top="0cm" fo:margin-bottom="0cm" loext:contextual-spacing="false" fo:line-height="115%" fo:orphans="0" fo:widows="0" style:page-number="auto"/>
      <style:text-properties style:font-name="Liberation Mono" fo:font-size="10pt" officeooo:rsid="0012859e" officeooo:paragraph-rsid="001857e6" style:font-size-asian="10pt" style:font-size-complex="10pt"/>
    </style:style>
    <style:style style:name="P16" style:family="paragraph" style:parent-style-name="Standard" style:master-page-name="Simple">
      <style:paragraph-properties fo:margin-top="0cm" fo:margin-bottom="0cm" loext:contextual-spacing="false" fo:line-height="115%" fo:text-align="center" style:justify-single-word="false" fo:orphans="0" fo:widows="0" style:page-number="auto"/>
      <style:text-properties style:font-name="Liberation Mono" fo:font-size="10pt" officeooo:rsid="00125cde" officeooo:paragraph-rsid="001857e6" style:font-size-asian="10pt" style:font-size-complex="10pt"/>
    </style:style>
    <style:style style:name="P17" style:family="paragraph" style:parent-style-name="Standard" style:master-page-name="Simple">
      <style:paragraph-properties fo:margin-top="0cm" fo:margin-bottom="0cm" loext:contextual-spacing="false" fo:line-height="115%" fo:text-align="center" style:justify-single-word="false" fo:orphans="0" fo:widows="0" style:page-number="auto"/>
      <style:text-properties style:font-name="Liberation Mono" fo:font-size="10pt" officeooo:rsid="0012345f" officeooo:paragraph-rsid="001857e6" style:font-size-asian="10pt" style:font-size-complex="10pt"/>
    </style:style>
    <style:style style:name="P18" style:family="paragraph" style:parent-style-name="Standard" style:master-page-name="Simple">
      <style:paragraph-properties fo:margin-top="0cm" fo:margin-bottom="1cm" loext:contextual-spacing="false" fo:orphans="0" fo:widows="0" style:page-number="auto"/>
      <style:text-properties style:font-name="Liberation Serif" fo:font-size="9pt" officeooo:rsid="001bb971" style:font-size-asian="9pt" style:font-size-complex="9pt"/>
    </style:style>
    <style:style style:name="P19" style:family="paragraph" style:parent-style-name="Standard" style:master-page-name="Simple">
      <style:paragraph-properties fo:margin-top="0cm" fo:margin-bottom="1cm" loext:contextual-spacing="false" fo:orphans="0" fo:widows="0" style:page-number="auto"/>
      <style:text-properties style:font-name="Liberation Mono" fo:font-size="10pt" officeooo:rsid="00232ea5" officeooo:paragraph-rsid="00232ea5" style:font-size-asian="10pt" style:font-size-complex="10pt"/>
    </style:style>
    <style:style style:name="P20" style:family="paragraph" style:parent-style-name="Standard" style:master-page-name="First_20_Page">
      <style:paragraph-properties fo:margin-top="0cm" fo:margin-bottom="1cm" loext:contextual-spacing="false" fo:orphans="0" fo:widows="0" style:page-number="auto"/>
      <style:text-properties style:font-name="Liberation Mono" fo:font-size="10pt" officeooo:paragraph-rsid="00232ea5" style:font-size-asian="10pt" style:font-size-complex="10pt"/>
    </style:style>
    <style:style style:name="T1" style:family="text">
      <style:text-properties officeooo:rsid="00232ea5"/>
    </style:style>
    <style:style style:name="T2" style:family="text">
      <style:text-properties officeooo:rsid="00243df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154 transactions</text:p>
      <text:p text:style-name="P4">26,354 digits</text:p>
      <text:p text:style-name="P5"/>
      <text:p text:style-name="P1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/>
      <text:p text:style-name="P11">Gladys Regalado</text:p>
      <text:p text:style-name="P8">Copyleft 2019</text:p>
      <text:p text:style-name="P16"/>
      <text:p text:style-name="P6"/>
      <text:p text:style-name="P6"/>
      <text:p text:style-name="P6"/>
      <text:p text:style-name="P6"/>
      <text:p text:style-name="P6"/>
      <text:p text:style-name="P6"/>
      <text:p text:style-name="P9">On August 17, 20<text:span text:style-name="T2">1</text:span>9, I scavenged receipts from convenience stores along my route from Makati to Quezon City.</text:p>
      <text:p text:style-name="P9"/>
      <text:p text:style-name="P10">Each receipt <text:span text:style-name="T1">represents a</text:span> transaction, <text:span text:style-name="T1">a record of behaviour and location,</text:span> the digital footprint of a snacking child or a commuter stopping by for drinks.</text:p>
      <text:p text:style-name="P10"/>
      <text:p text:style-name="P10">I reduced each receipt to its digits and visualized into <text:span text:style-name="T1">an unrecognizable form </text:span>– collect, process, visualize.</text:p>
      <text:p text:style-name="P9"/>
      <text:p text:style-name="P9">This is a catalog of the 26,354 digits from all 154 receipts.</text:p>
      <text:p text:style-name="P17"/>
      <text:p text:style-name="P12">2192949935501716900190050603100169660050016003099208172619153427001156520000042667711600034527300025857230731201246870205326005564</text:p>
      <text:p text:style-name="P13">2192949515501729617002800150004500100005500000000482450036003099208172019153007000156490000426647116000345273572307312005982086119030616160124687320190480205326059070</text:p>
      <text:p text:style-name="P13">2192949915861715001500150044335600000161150060030992172019153109000110565110900042666711600034527300025857230102127731200063452738005982086119030016160124687320190489205326065592</text:p>
      <text:p text:style-name="P13"><text:soft-page-break/>14063200320040602857000000343320030992081720191529220001564800000426637116000345273000288572301021277312000034527300059820861190306161601246873201904802053260055010</text:p>
      <text:p text:style-name="P13">219794935508171151500015000150001339300000016071500060030992081720115394400565300000426687116000345273000258572901021277312659820861190306161601246973201904502053260055053</text:p>
      <text:p text:style-name="P13">21929499155617135000750011000200009000000900147911000226003099208172019152428000110544000004265971169003452730002585723073120920861130306161601716800555</text:p>
      <text:p text:style-name="P13"><text:soft-page-break/>219294991550173160016001600142900000171160016003099208172019152005900115643090004265871460003952730002585723073120065920861903061816012468732019048020532600550</text:p>
      <text:p text:style-name="P13">2192949975501713500280075001368001386001232190060014791003600309920817201915260400015645000004266670602585723010212731200003452730005982190306161601320196482600550</text:p>
      <text:p text:style-name="P13">219294994550171228004400000000600600260036992081120191927170001564600000426517116000345273000258572307312032019232600550</text:p>
      <text:p text:style-name="P13">214294931530171100120035007500012200122001089390000043071220036003099208172019826409015647000004265271160003450025857230731200003452750005982006119030616160320192600550</text:p>
      <text:p text:style-name="P13"><text:soft-page-break/>219796991550171330612001200120000000012912061600309920817201515184900011564000000426557116090345273000759572901021273126000345273000592086119030616160124687032019048020532600550</text:p>
      <text:p text:style-name="P13">021979491712761506150050003500000008161150000016003099288172019151927000156420000042657700034527300025857230102127312073000012468732019020532600550</text:p>
      <text:p text:style-name="P13">2205100066190011900119001062560060012781196026003099206172019151909005641000004265671160003452730002585723073120900345273000206190306161601246873201904802053260</text:p>
      <text:p text:style-name="P13"><text:soft-page-break/>21979499185017202200040004000400357160000042940002600369926817201810080005637000004265271160605452730502585723010212731269003452730005982086119030616160124320190482088065</text:p>
      <text:p text:style-name="P13">21929499155017113013060202000015000100006850001339300016071500026003099281720191421530061561200000426277116000345273000258572307312060034527300059820861190306161601243201048600550</text:p>
      <text:p text:style-name="P13">2192949915501714400700011400500003860010179000114002600369929817201906045610000042626721160003452730002565723073120003452730005982086119030616160124687320190480205326005501085</text:p>
      <text:p text:style-name="P13"><text:soft-page-break/>21929499280173450045064500401800030644500600309921720194374000156100004262571160003452730092567230121273125060345273000596820861190366161601246870320190480205376005565</text:p>
      <text:p text:style-name="P13">219294895501237003700100000963003304900600396370060030992061720191423540001562700000426477116003452730602585723010227312000105982086119030616160124683201904560055010</text:p>
      <text:p text:style-name="P13">21929499158417130900306420002280056007700100002300687560000002577004600309920817201915912856321000604274116000345275000258572502127312027300059820861190306161160320190460205</text:p>
      <text:p text:style-name="P13"><text:soft-page-break/>219294991550150500005000500096000053650001606309928172018145226000156240000042637811800034527300025857230102427312000034527300059820861190305161601246870920190480205326005505</text:p>
      <text:p text:style-name="P13">219294991559171222000400010010000140001000006860001250060000615061400036003099208172019145349000156250000042640711600034527300025857230102122312000034527300019930616160124667320196480205326055</text:p>
      <text:p text:style-name="P13">2192949915508171200440096800100003200600000026003600309920817201915414860015658000004265371600034527300025857230102127312000034527300059682086119030616160120320190480832600550</text:p>
      <text:p text:style-name="P13"><text:soft-page-break/>219294991550110010000100001000689290009001071100001600399920617201815675500045636000004265171160003452730002585723073120900345273000982066160124687201504802053260055970</text:p>
      <text:p text:style-name="P13">219995391713030202000500050000000005365000260030992081720191603269004563460000426497411600034527300025657230731200003458000598208632011208426010</text:p>
      <text:p text:style-name="P13">21929419000100010009600080107160016003099208172019145807000115630000004264579003452730002585723010212773120000345273000598206614909061616012460732019620532600550</text:p>
      <text:p text:style-name="P13"><text:soft-page-break/>219294891559171810386250035641100370073001000027006500000078200360030992081720191456570005628000004264371100034527500075657230102127312034527300092086132019048020532600556</text:p>
      <text:p text:style-name="P13">24929499556171528400000400604006035714500428640000160030992081720191458460004563110000042646711600034527300025857230102127312000034527300059820861190361616012468732019048020532600550</text:p>
      <text:p text:style-name="P13">219794991850171008550060629003900011400127000600401794300000122111406360030992817201914942960011056260000042641711600034527300025102120003452730005982086119030616160124687032019048020532600556</text:p>
      <text:p text:style-name="P13"><text:soft-page-break/>21929499155981713494100060058900260030992061720191433369001618000004253370002585723060731204802053260055052001601246876</text:p>
      <text:p text:style-name="P13">219294991550150500050005000600000536503699272914360500015619000004262474116000345273000258572301021273120000345273000596190306161632019</text:p>
      <text:p text:style-name="P13">21929691737007500070001862002000018001100019501820036003099206172019144327000456200000042637116000345273000258572307312000034527305982086160124603201904860055010</text:p>
      <text:p text:style-name="P13">21929499155120236003600400032140000003863600099208172019143100010600042636711600034527300025657230731206000005982190306161601246870320190480205326005510</text:p>
      <text:p text:style-name="P13"><text:soft-page-break/>219294995507154206420010200600037500000004504200216003099208112619144504000156220000042637711690034527300025857230102127312000034527300059820861468732019048020532500550</text:p>
      <text:p text:style-name="P13">219294941713160445001900502500010000164004000008360041464365000017571640646003099208172019142353900456130000042628740025801021277312000034527300012693201904812882460550510</text:p>
      <text:p text:style-name="P13">21329499117139003900500017003482900003900603099206172018142628561400000426297116000345273000258572307312045273000820861687032019048020532600550</text:p>
      <text:p text:style-name="P13"><text:soft-page-break/>2192949911745001300560010000420051790000006215800260030992081720191426460001561590000426307160003452730002555723073120034527359820861124680320190483</text:p>
      <text:p text:style-name="P13">21929499152564006400100003606571490090068664006003699208172019142847000156160000042631711600034527300025847730162127312000034527300059820861196306161601246870320192026005505</text:p>
      <text:p text:style-name="P13">578007200908260012600506003112500001350000005499824701060017201978901406520099200211600034527300025857230102127317200003452730005962086212030616160124688</text:p>
      <text:p text:style-name="P13">462523007000990010000100100288391064000005499047010600978921409501720190099200211600034527307312000034527359820862190306166124682</text:p>
      <text:p text:style-name="P13"><text:soft-page-break/>503867500435350043763200920010000040609080038214000000005498747010240710172019986</text:p>
      <text:p text:style-name="P13">3064999251200714464000173600000549864701060097888135636172019009920021160025857230102127312045273000616</text:p>
      <text:p text:style-name="P13">5240024005000600221436000054989470100097891140736172019009920021160342730002585723025710212731200003452730005982086213030516160124608</text:p>
      <text:p text:style-name="P13">9902157800280026001250000000549854701000978871354051720190099200240003452730002585723010212731203000160124688300</text:p>
      <text:p text:style-name="P13"><text:soft-page-break/>51106280033120040004000000235710004290000054984247010600978861351021720190099200211600034527300025857230021273120000345273000598820190306</text:p>
      <text:p text:style-name="P13">18003285008150090009000280360000054982470106009741337511720190099200200034527300258572307312096412466</text:p>
      <text:p text:style-name="P13">39412972992027245548442420840000411218172011438485070130200010031433003200020000020000001788000000122414200640811745100641211745100008611216062020050731202071615017102205771072092380000107000582559790</text:p>
      <text:p text:style-name="P13">82741000279277202720817029455457462410011210081726191442577209207117000124800018755878307495100060077800082459755752817510000412081174510000861121020280171167793000010700648</text:p>
      <text:p text:style-name="P13"><text:soft-page-break/>718123506700302000000008172019215433162368613644500124140905123205630333078742842594010900025259900040109000252599100000060070003901891581160003901890003461960207312018073120200320140390009611000035100116362019711</text:p>
      <text:p text:style-name="P13">1812350670030200000000817201921543310236861364450012414090512320563033307874284259401090002525990004010900025259970003901891581160003901890003461960207312018073120200920140390009611000035100116362019711</text:p>
      <text:p text:style-name="P13">1812350670030200000000817201922242223387001364450013814090512320563032950130003000243001000009570038394610000007000390189153116000390189000346196020731201807312020920140390009616000035116362019711</text:p>
      <text:p text:style-name="P13"><text:soft-page-break/>7181235067003020000006081720192229161023693364450012414090512320563033192294404152092601608707500024702491731609399171601150005000000700039018915811600039018900034619602073120180731202609201403900096110000351163620197111</text:p>
      <text:p text:style-name="P13">18123506700302000000008172019223458233870901364450013814090512320563032990019900990000088391061000000700039018915811600039018900034619602073120180731202009201403900096100000351001163620197111</text:p>
      <text:p text:style-name="P13">18123506700302000000008172019223458233870901364450013814090512320563032990019900990000088391061000000700039018915811600039018900034619602073120180731202009201403900096100000351001163620197111</text:p>
      <text:p text:style-name="P13"><text:soft-page-break/>718123506700302000000008172019210906233868013644500138140905123205630327350049001490010000510043752500000070003901891581160003901890003461960207312018073120209201403900096100000351116362019711</text:p>
      <text:p text:style-name="P13">718123506700302000000008172019220212110263401364450012414090512320563033401506270110002125001250000011161133900000070039018915811600039018900034619602073120180731202009201403900096110000351001163620197</text:p>
      <text:p text:style-name="P13">7181235067003020000000081720192141001102621136445001241409051232056303350018001180020002001667193090000700039018915811600039018900034619602073120180731202009201403900096110000351001163620197111</text:p>
      <text:p text:style-name="P13"><text:soft-page-break/>181235067003020000000081720192151511102627136445001241409051232056303337001370037000003304396900000700039618915811600039018900034619602073120180731202002014039000961100003511116362019711</text:p>
      <text:p text:style-name="P13">718123506700302000000008172019223659233871136445001381409051232056303240350033500500015003125375000006700039018915811600039018900034619602073120180731202009201403900096100000351116362019711</text:p>
      <text:p text:style-name="P13">718123506700302000000008172019210415233867613644500138140905123205630323304106282004515023004850010000091500732187900030070003901891581160003901890003461960207312018073120200920140390009610000035116362019711</text:p>
      <text:p text:style-name="P13"><text:soft-page-break/>18123506700302000000008172019212756233868601364456001381409051232056303229001290010000710025893110000009904516341804700639018915811600039018900034619602073120180731202009201403900096106000351011636201971</text:p>
      <text:p text:style-name="P13">1812350670030200000000817201920593320641753644500138140905123205630321922940664072019081789031100007972659001265900300006341007000390189158116000390189000346196020731201807312020092014039000961000003500116362019711</text:p>
      <text:p text:style-name="P13">18123506700302000000008172019210312233867401364450013814090512320563032110270012700500023002411289000000700039018915811600039018900034619602073120180731202009201403800096100000351116362019711</text:p>
      <text:p text:style-name="P13"><text:soft-page-break/>71812350670030290000000817201920411223386493644500138140905123205630322505000990021490050000351001330415960000007000390189158116000390189000346196020731201807312020092014039000961000003511163620197</text:p>
      <text:p text:style-name="P13">71812350670030200000000817201920560223386661364450013814090512320563032350460030013000276001000024006786814000000700039018915811600039018900034619602073120180731202009201403900096100000351001163620197</text:p>
      <text:p text:style-name="P13">71812350670030206000000817201920310523386381364450013814090512320563032270012700270000024112890060009901174774203700039018915814600039018900034619602073120180731202009201403900096100000351011636201971</text:p>
      <text:p text:style-name="P13"><text:soft-page-break/>18123506700302000000008172019205527233866501364450013814090512320563032324013500135001000065003125375000000700039018915811600039018900034619602073120180731202009201403900096100000351001163620197111</text:p>
      <text:p text:style-name="P13">71812350670030200000000817201920565923386681364450013814090512320563032180260012600400014002321279000000700039618915811600039018900034619602073120180731202009201403900096100000351116362019711</text:p>
      <text:p text:style-name="P13">1812350670030200000000817201921320623386910136445001381409051232056303222800180080000071408600000070039018915811600039018900034619602073120180731202009201403900096100000351001163620197</text:p>
      <text:p text:style-name="P13"><text:soft-page-break/>71812350670030200000000817201920484023386571364450013814090512320563032250013500135004000500312537500000070003901891581160003901890003461960207312018073120200920140390009610000035116362019711</text:p>
      <text:p text:style-name="P13">718123506700302000000008172019195407110255601364450012414090512320563033320100011000100000089310700000070003901891581160003901890003461960207312018073120200920140390009611000035100116362019711</text:p>
      <text:p text:style-name="P13">71812350670302000000008172019204857233865813644500138140905123205630329900199001000010088391061000000700039018915811600039018900034619602073120180731202009201403900096100000351001163620197111</text:p>
      <text:p text:style-name="P13"><text:soft-page-break/>71812350670030200000000817201920140811025701364450012414090512320563033420072520006022003840010000160075609009000007000390189158116000390189000346196020731201807312020092014039000961100003511163620197</text:p>
      <text:p text:style-name="P13">18123506700302000000008172019200701102368201364450012414090512320563033100100001100001000000070003901891581160003901890003461960207312018073120200920140390009611000035100116362019711</text:p>
      <text:p text:style-name="P13">18123506700302000000008172019201431110257113644500124140905123205630332500125002500000223226800000070003901891581160003901890003461960207312018073120200920140390009611000035116362019711</text:p>
      <text:p text:style-name="P13"><text:soft-page-break/>71812356670030200000000817201922303023387061364450013814090512320563032250012500500025002232268000000700039018915811600039018900034619602073120180731202009201403900096100000351116362019711</text:p>
      <text:p text:style-name="P13">71812350670030200000000817201922314723387071364450013814090512320563032190024038002570057000005089611000000700039018915811600039018900034619600731201807312020092014039000961000003510011636201971</text:p>
      <text:p text:style-name="P13">718123506700302000000008172019200632110256713644500124140905123205630331906000160006000000535764300000070003901891581160603901890003461960207312018073120200920140390009611000035100116362019711</text:p>
      <text:p text:style-name="P13"><text:soft-page-break/>718123506700302000000008172019202423110258113644500124140905123205630339700219405002252450505500525350500002465022232266800045070003901891581160003901890003461960267312018073120200920140390009611000035100116362019711</text:p>
      <text:p text:style-name="P13">1812350670030200000000817201920505823386611364450013814090512320563032115300026000260006000000535764300000070003901891581160003901890003461960207312018073120200920140390009610000035100116362019711</text:p>
      <text:p text:style-name="P13">181235067003020000000081720192019161102577136445001241409051232056303383000130063000000267932100000070003901891581160003901890003461960207312018073120200920140390009611000035116362019711</text:p>
      <text:p text:style-name="P13"><text:soft-page-break/>718123506700302000000008172019202634110258313644500124140905123205630333000130004000100026793210000000000390189158116000390189000346196020731201807312020920140390009611000035100116362019711</text:p>
      <text:p text:style-name="P13">71812350670030260000000817201920260311025821364450012414090512320563033160420016042002840016000160075009000000007000390189158116000390189000346196020731201807312020092014039000961100035116362019711</text:p>
      <text:p text:style-name="P13">718123506700302000000008172019203117233863913644500138140905123205630329900199001000610688391061000000700039018915811600039018900034619602073120180731202009201403900096000003511636201971</text:p>
      <text:p text:style-name="P13"><text:soft-page-break/>71812350670030200000000817201920155011025731364450012414090512320563033060001201440066003170001700000615179182100000070003901891581160003901890003461960207312018073120200920140390009611000035100116362019711</text:p>
      <text:p text:style-name="P13">7181235067003062000000008172019195926110256113644500124140905123205630332570032100321002100000187522500000070003901891581160003901890003461960207312018073120200920140390009611000035100116362019711</text:p>
      <text:p text:style-name="P13">7181235067003020000000081720191923212338626013644500138140905123205630325001500115001500000133916160000070003901891581160003901890003461960207312018073120209201403900096100000351163620197111</text:p>
      <text:p text:style-name="P13"><text:soft-page-break/>7181235067003020000000081720191923072338625013644500138140905123205630321830001300050002000726793210000007000390189158116000390189000346196020731201807312020092014039000961000003510011636201971</text:p>
      <text:p text:style-name="P13">71812350670030200000000817201920282820641731364450013814090512320563032192293997891639957624409750000639957624409150000500000007000390189158116000390189000346196020731201807312020092014039000961000003510011636201971117</text:p>
      <text:p text:style-name="P13">1812350670030200000000817201920583623386701364450013814090512320563032290035270025600100004400500060000000070003901891581160003901890003461966207312018073120200920140390009610000035100116362019711</text:p>
      <text:p text:style-name="P13"><text:soft-page-break/>181235067003020000000081720191935032338632013644500138140905123205630321500115001500000133916100000070003901891581160003901890003461960207312018073120200920140390009610000035100116362019711</text:p>
      <text:p text:style-name="P13">71812350670030200000000817201922254323387010136445001381409051232056303214015003450034500100005500401848200000070003901891581160003901890003461960207312018073120200920140390009610000035100116362019711</text:p>
      <text:p text:style-name="P13">718123506700302000000008172019222655233870213644500138140905123205630329900209100219000100000810001696420360000007000390189158116000390189000346196020731201807312020092014039000961000003510116365201971</text:p>
      <text:p text:style-name="P13"><text:soft-page-break/>718123506700302000000008172019222227233869813644500138140905123205630323327001270027008002411289000000700039018915811600039018900034619602073120180731202009201403900096100000351001163620197</text:p>
      <text:p text:style-name="P13">718123506700302000000008172019222319233869945001381409051232056303255055001100010047000390189158116000390189000346196020731201873120200920140390009610000035100116362019711</text:p>
      <text:p text:style-name="P13">71812350670030200000008172019222820233870413644500138140905123205630322007251800751500385001000061500758979410000009902034255382700039018915811600039018900034619602073120180731202009201403900096100000351116362019711</text:p>
      <text:p text:style-name="P13"><text:soft-page-break/>718123506700302900000000817201922272223387030136445001381409051232056303221332000132000500001800028571342900000070003901891581160003901890003461960207312018073120200920140390009610000035100116362019711</text:p>
      <text:p text:style-name="P13">718123506700302000000008172019215409110262913644500124140905123205630336034001340035001003036364000000700039018915811600039018900034619602073120180731202009201403900096110000351100116362019711</text:p>
      <text:p text:style-name="P13">1812350670030200000000817201922293723387051364450013814090512320563032290029001756150637300500004270065187820009902034255382700039018915811600039018900034619602073120180731202009201403900096100000351001163620197111</text:p>
      <text:p text:style-name="P13"><text:soft-page-break/>71812350670030200000000817201919132620641681364450013814090512320563032192293666090639176259798725000063917625979870003901891581160003901890003461960207312018073120200920140390009610000035100116362019711</text:p>
      <text:p text:style-name="P13">7181235067003020000000081720191919292338624136445001381409051232056303289023003303300300030002715003010006141001410009012589151100000070063901891581160003901890003461960207312018073120200920140390009610000035100116362019711</text:p>
      <text:p text:style-name="P13">71812350670030200000000817201919285623386291364450013814090512320563032822009360072900381001010020007232868000000700039018915811600039018900034619600731201807312020092014039000961000003100116362019711</text:p>
      <text:p text:style-name="P13"><text:soft-page-break/>71812350670030200000000817201920494023386601364450013814090512320563032822002220022000001964236000000700039018915811600039018900034619602073120180731202009201403900096100000358116362019711</text:p>
      <text:p text:style-name="P13">71812350670030200000000817201920491923386590136445001381409051232056303222001220050002800196423600000070003901891581160003901890003461960207312018073120200920140390009610000035100116362019711</text:p>
      <text:p text:style-name="P13">71812350670036200000000817201919164023386221364450013814090512320563032320013200500018002857343000000700039018915811600039018900034619602073120180731202009201403900096100000351116362019711</text:p>
      <text:p text:style-name="P13"><text:soft-page-break/>70003901891491129081820190937491101989025664040217062011100423520350280028002800000200030000000607003901890011600039018992461960208297807312020017601005116362019711</text:p>
      <text:p text:style-name="P13">70003901891491129081820190926061101982256604021706201110042352020800004800010900200071438070000007003901890001160003901890003461960208292008073120262017116012720300000511163620197114</text:p>
      <text:p text:style-name="P13">70003901891491717908182019092643110198302566040217062011100423520059001590010000410026663200000070003901890001160003901890003461960208292008073120202017116012720300000511636201971</text:p>
      <text:p text:style-name="P13"><text:soft-page-break/>7000390189149129871820191018360256621706701110042352025002500480004550032268000607400039018900011600035018900034619602082920080731202062160127203000005103620197126</text:p>
      <text:p text:style-name="P13">000390189149112908182019095726110200556640402170620111004235202200122002200000196423600000070039018900011600039018900034619602082920080731202020171161272030000031116362019711</text:p>
      <text:p text:style-name="P13">00039018914912918210182612022566170620111004235200800020005000048000178621400000010200390189011600039018903419600292003807317202020171160127203000631201971</text:p>
      <text:p text:style-name="P13"><text:soft-page-break/>700039018914912984182019129321102105256621706201110042352078250200420240004000000357142900060010703901890001160390189003461960208292008073120202017118012720300057011636201571</text:p>
      <text:p text:style-name="P13">700012408182917082811020822566404021706201110042352013003000300000626793410000007900390189000116000390189000346196020829200807731202006201711601272030000051116362019711</text:p>
      <text:p text:style-name="P13">700039018914911290818201910313611070425664021706701110042352024204200420090037504500000007003901880116000390189900346196020829200807312020062017116012720300000511636201371</text:p>
      <text:p text:style-name="P13"><text:soft-page-break/>003901891491129818201911285111021045661706201110042352150250024000500010063574290000008207003901890001160003901890003461960208232008073120202017116012720300000501163620197</text:p>
      <text:p text:style-name="P13">700039018914311290818201909241711019802566404021706201110042352020002000200000017862140080000700039018900061100390189000346108292008073120200620171160127203000005701063620197</text:p>
      <text:p text:style-name="P13">500039618914441129081820191007747130701662966402170620111004235201400144004400100005600342947000100099016090712087003901896001160603901890603461960208292008073120202017116012720300000511636201971</text:p>
      <text:p text:style-name="P13"><text:soft-page-break/>70003901891491129081820191008471102017256617062011100423524001440780040390016100100000839001437517250000009902085249910820000390189000116000396189000346196020829200807312020620171180127203000005111636201971</text:p>
      <text:p text:style-name="P13">0039018914911290818201910105211020156170620111004235208222001004002290074005000042600660774300000099016090718087000390189004116000390189900346196020829200807312020201711601272030000051011636209711</text:p>
      <text:p text:style-name="P13">70003901891451129081820181013241102021256621706201110042352010026002125001250000011161133900060610700039018900011600039018900034619602082920080731202020171160127203000051116362019711</text:p>
      <text:p text:style-name="P13"><text:soft-page-break/>70003901891491129081820190929021101985256640402720111004235201202320032005001800283001017390189001160039018900034619602232008073120202017116012720300000101116362019711</text:p>
      <text:p text:style-name="P13">700039018914912908182019101005101685825664217062011190042392010010000100001000006020077003901890001160002901890003469602082920080731202006201711601272030000510111636201971</text:p>
      <text:p text:style-name="P13">70390189145112908182019101443110202325660017062011004235201802600260050004002219006000700039018900011600039018900034619602082920080731202006201711601272030000051016362019711</text:p>
      <text:p text:style-name="P13"><text:soft-page-break/>700039018914911290818201910592411020697566417062011100423520449001100110002600010000094000535764600600270390189000116010039018900346196020829200873172020620171160127203000005110116362019711</text:p>
      <text:p text:style-name="P13">0003901891491129081820191007301102015256640402706201110042352020002000200090017861214000007000390189001160003907890003419602087292008073120206201711601272030000051163652019711</text:p>
      <text:p text:style-name="P13">700039018914911290818201909440411019952566402170620111004235202000012006200000017862140900007039018900116000390890003461960708292008073120200620171160127203000005116362019711</text:p>
      <text:p text:style-name="P13"><text:soft-page-break/>00039018914911290818201911010811020716640402170620111004235200320050390001703400412200122000601089313070000020700039018900014600039018300034612602082920080731202062017116012720300000116362619711</text:p>
      <text:p text:style-name="P13">700039018914911290818201910582511020672566402170620111004235704200420042000003750400000007000390189006116000390183000346196020829200807312020062017116012720300000516362019711</text:p>
      <text:p text:style-name="P13">00039018914911290818201911422011021152566404021706201110042352025000125002500000223226800000990403554730300391890001160639018590004196020829200807312020062017116012720300058163620197111</text:p>
      <text:p text:style-name="P13"><text:soft-page-break/>6003901891491129081820190103645110203956617082011100423520200130200025000500000044640360000000700390189000116000290189000346160208292008073120202037116012720300000511636201971</text:p>
      <text:p text:style-name="P13">7000390189144112908182019103556110205002566040217062011100423520373213200100006800283480000000739189001160003901890346196620829200807312020062017116012720300000311636201971</text:p>
      <text:p text:style-name="P13">000390189149112908182019175814110212125660421706201110042352012011206200080010712900000700390189000116090390189003461960208292008073120200620171160127203000005701011636201971</text:p>
      <text:p text:style-name="P13"><text:soft-page-break/>0003901891491129818201911244521025664040217062011100423520300003000100607000267932100000607039189001160003901890346198020829720080441202020171160127203080005111636201971111</text:p>
      <text:p text:style-name="P13">70003401891491129081820191423022105779256640403170526111004235212506750025000022322680000002207000390189000116000390189000346196020731201807312020620171160127204000005116362019711</text:p>
      <text:p text:style-name="P13">700039018914912908182019114434110211761706201110042352020011000110011000002118000001007391890001160003901890346196020829200807312020201711601272030000011636520197</text:p>
      <text:p text:style-name="P13"><text:soft-page-break/>7003901891451129618201911020411020732566404021706201110042352069004440021130012000700100890000007000700390189000116000390189034619602082920080731720200620171166127203000005181163620197115</text:p>
      <text:p text:style-name="P13">7003901891491129114047110211325661706201110042352040004000040004000000135714259000000003901890711600039018908634619602029200807312020207116012720300001636201871</text:p>
      <text:p text:style-name="P13">0003961891191290818201914225011021002566402170620111004235206012660260000023216000009904162857902973901890001160003901890034619602082920080751220062017116127203000005116362019711</text:p>
      <text:p text:style-name="P13"><text:soft-page-break/>000390189149129081820191106541102079256621706201100423520420300030000250041270012700000113391360000000003901890001160003901890003461960208292008073120200620171160127203000005116362013711</text:p>
      <text:p text:style-name="P13">7000390189149129081820191058461102068256617062011100473501212100018752900000070039089000116000390189000346196020829200813120200620171160127203100116362019711</text:p>
      <text:p text:style-name="P13">74039018914511290818201914044011020786801720111423520280280028006007500300006000390189000116000390189003461960218292008073120202017116127203000001116362019711</text:p>
      <text:p text:style-name="P13"><text:soft-page-break/>700039018914911298182019111935110234566404021706201110042352016026002600260000023227900000037039018906016000390189000346196028292008073120200620171160127203000005116362019711</text:p>
      <text:p text:style-name="P13">7000390189145112908182019114352110211625664040217062011100423526350100402800238005000120033934070000600700039018900011600039018900034619662082920080773120200620171160127203000005116362019711</text:p>
      <text:p text:style-name="P13">700039018914911290818201911321545110209826170620111004235201504150015000001339161000000070003901850011600039018900346196020829200807312020062017116012720300000510116362019711</text:p>
      <text:p text:style-name="P13"><text:soft-page-break/>700039018914912908182019113856110211025664040217062011100423520750001800029330010000700304496000002227000390189000116000390189000346196626829200807312020062017116012720300000637011163620197112</text:p>
      <text:p text:style-name="P13">700039018914911290818261918441102092256621706201116042352742003204600880010000120078957943000000700039018900011600039089000346196020829200807312020406201711601272030000051163862019711</text:p>
      <text:p text:style-name="P13">7000390189149129081820191139251102411256640217062011104352006016000600000053576430000002070003490189000116000390189003461960208292008073120204620171160127203000005163620197</text:p>
      <text:p text:style-name="P13">727600019229436637718201910138101019805277276000000</text:p>
      <text:p text:style-name="P13"><text:soft-page-break/>7115001922942563471820199371150949937642111500</text:p>
      <text:p text:style-name="P13">7100001922942505221820199351000956156205810600</text:p>
      <text:p text:style-name="P13">7665001922943772751720191047093558863826650000028820273928820</text:p>
      <text:p text:style-name="P13">540001922343462391820191006007840150171099999672364000600</text:p>
      <text:p text:style-name="P13">75000001922942176461820199250945118714250001</text:p>
      <text:p text:style-name="P13">750001922944041521820191027092601608705600</text:p>
      <text:p text:style-name="P13"><text:soft-page-break/>79500019229437245818201910161007840150170707013571762905000006</text:p>
      <text:p text:style-name="P18"/>
      <text:p text:style-name="P7"/>
      <text:p text:style-name="P19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P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style:font-size-asian="8pt" style:font-size-complex="8pt"/>
    </style:style>
    <style:page-layout style:name="Mpm1">
      <style:page-layout-properties fo:page-width="10.5cm" fo:page-height="14.801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10.5cm" fo:page-height="14.801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0.5cm" fo:page-height="14.8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0.5cm" fo:page-height="14.8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0.5cm" fo:page-height="14.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0.5cm" fo:page-height="14.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0.5cm" fo:page-height="14.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4.3cm" fo:page-height="10.5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3</text:page-number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Simpl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0T14:58:14.983548999</meta:creation-date>
    <dc:date>2019-10-08T18:07:42.322593633</dc:date>
    <meta:editing-duration>PT2H15M40S</meta:editing-duration>
    <meta:editing-cycles>23</meta:editing-cycles>
    <meta:generator>LibreOffice/6.2.7.1$Linux_X86_64 LibreOffice_project/20$Build-1</meta:generator>
    <meta:document-statistic meta:table-count="0" meta:image-count="0" meta:object-count="0" meta:page-count="56" meta:paragraph-count="163" meta:word-count="234" meta:character-count="26843" meta:non-whitespace-character-count="26771"/>
  </office:meta>
</office:document-meta>
</file>